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6c8d" officeooo:paragraph-rsid="00076c8d"/>
    </style:style>
    <style:style style:name="P2" style:family="paragraph" style:parent-style-name="Standard">
      <style:text-properties officeooo:paragraph-rsid="00076c8d"/>
    </style:style>
    <style:style style:name="P3" style:family="paragraph" style:parent-style-name="Standard">
      <style:text-properties fo:color="#000000" style:font-name="Liberation Serif" fo:font-size="12pt" officeooo:rsid="00076c8d" officeooo:paragraph-rsid="00076c8d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090461" officeooo:paragraph-rsid="00090461" style:font-size-asian="12pt" style:font-size-complex="12pt"/>
    </style:style>
    <style:style style:name="T1" style:family="text">
      <style:text-properties officeooo:rsid="00076c8d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fo:color="#000000" style:font-name="Liberation Serif" fo:font-size="12pt" officeooo:rsid="00076c8d" style:font-size-asian="12pt" style:font-size-complex="12pt"/>
    </style:style>
    <style:style style:name="T4" style:family="text">
      <style:text-properties fo:color="#000000" style:font-name="Liberation Serif" fo:font-size="12pt" officeooo:rsid="00090461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dracht 1:</text:p>
      <text:p text:style-name="P1"/>
      <text:p text:style-name="P2"><text:span text:style-name="T1">javac </text:span><text:span text:style-name="T2">Afvink11a.</text:span><text:span text:style-name="T3">java </text:span></text:p>
      <text:p text:style-name="P3">java Afvink11a</text:p>
      <text:p text:style-name="P3"/>
      <text:p text:style-name="P3">javac Afvink11b.java</text:p>
      <text:p text:style-name="P3">java Afvink11b</text:p>
      <text:p text:style-name="P3"/>
      <text:p text:style-name="P3">Opdracht 2:</text:p>
      <text:p text:style-name="P1"><text:span text:style-name="T2">javac Afvink12</text:span><text:span text:style-name="T4">a</text:span><text:span text:style-name="T2">.java</text:span></text:p>
      <text:p text:style-name="P1"><text:span text:style-name="T2">java Afvink12</text:span><text:span text:style-name="T4">a</text:span><text:span text:style-name="T2"> naam</text:span></text:p>
      <text:p text:style-name="P3"/>
      <text:p text:style-name="P4">javac Afvink12b.java</text:p>
      <text:p text:style-name="P4">java Afvink12b naa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9:08:57.249805416</meta:creation-date>
    <meta:editing-duration>PT18M40S</meta:editing-duration>
    <meta:editing-cycles>2</meta:editing-cycles>
    <meta:generator>LibreOffice/6.0.7.3$Linux_X86_64 LibreOffice_project/00m0$Build-3</meta:generator>
    <dc:date>2020-09-11T19:27:27.149465905</dc:date>
    <meta:document-statistic meta:table-count="0" meta:image-count="0" meta:object-count="0" meta:page-count="1" meta:paragraph-count="10" meta:word-count="22" meta:character-count="169" meta:non-whitespace-character-count="156"/>
  </office:meta>
</office:document-meta>
</file>